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athJax Main" svg:font-family="'MathJax Main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4">
      <style:paragraph-properties fo:margin-left="0cm" fo:margin-right="0cm" fo:margin-top="0.132cm" fo:margin-bottom="0.265cm" loext:contextual-spacing="false" fo:line-height="110%" fo:orphans="2" fo:widows="2" fo:text-indent="0cm" style:auto-text-indent="false" fo:padding="0cm" fo:border="none"/>
      <style:text-properties fo:font-variant="normal" fo:text-transform="none" fo:color="#333333" style:font-name="roboto" fo:font-size="13.5pt" fo:letter-spacing="normal" fo:font-style="normal" fo:font-weight="bold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333333" style:font-name="roboto" fo:font-size="12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333333" style:font-name="roboto" fo:font-size="12pt" fo:letter-spacing="normal" fo:font-style="normal" fo:font-weight="normal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33333" style:font-name="roboto" fo:font-size="12pt" fo:letter-spacing="normal" fo:font-style="normal" fo:font-weight="normal"/>
    </style:style>
    <style:style style:name="P5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</style:style>
    <style:style style:name="P6" style:family="paragraph" style:parent-style-name="Text_20_body">
      <style:paragraph-properties fo:margin-top="0cm" fo:margin-bottom="0cm" loext:contextual-spacing="false"/>
    </style:style>
    <style:style style:name="T1" style:family="text">
      <style:text-properties style:text-line-through-style="none" style:text-line-through-type="none" style:font-name="MathJax Main" fo:font-size="14.25pt" style:text-underline-style="none" style:text-blinking="false" loext:padding="0cm" loext:border="none"/>
    </style:style>
    <style:style style:name="T2" style:family="text">
      <style:text-properties style:text-line-through-style="none" style:text-line-through-type="none" style:font-name="MathJax Main" fo:font-size="9.75pt" style:text-underline-style="none" style:text-blinking="false" loext:padding="0cm" loext:border="none"/>
    </style:style>
    <style:style style:name="T3" style:family="text">
      <style:text-properties style:font-name="MathJax Mai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Дан файл in.txt, содержащий текст. Требуется вывести в файл out.txt символы в следующем порядке: первый символ из входного файла, последний символ, второй символ, предпоследний символ, и так далее...</text:p>
      <text:h text:style-name="Heading_20_4" text:outline-level="4">Формат входных данных</text:h>
      <text:p text:style-name="P6">Файл in.txt, содержащий не более <text:bookmark text:name="MathJax-Element-26-Frame"/><text:bookmark text:name="MathJax-Span-170"/><text:bookmark text:name="MathJax-Span-171"/><text:bookmark text:name="MathJax-Span-172"/><text:span text:style-name="T3">1</text:span><text:bookmark text:name="MathJax-Span-173"/><text:bookmark text:name="MathJax-Span-174"/><text:bookmark text:name="MathJax-Span-175"/><text:span text:style-name="T3">0</text:span><text:bookmark text:name="MathJax-Span-176"/><text:bookmark text:name="MathJax-Span-177"/><text:span text:style-name="T3">5</text:span></text:p>
      <text:p text:style-name="P6">символов с ASCII-кодами от <text:bookmark text:name="MathJax-Element-27-Frame"/><text:bookmark text:name="MathJax-Span-178"/><text:bookmark text:name="MathJax-Span-179"/><text:bookmark text:name="MathJax-Span-180"/><text:span text:style-name="T3">3</text:span><text:bookmark text:name="MathJax-Span-181"/><text:span text:style-name="T3">3</text:span> до <text:bookmark text:name="MathJax-Element-28-Frame"/><text:bookmark text:name="MathJax-Span-182"/><text:bookmark text:name="MathJax-Span-183"/><text:bookmark text:name="MathJax-Span-184"/><text:span text:style-name="T3">1</text:span><text:bookmark text:name="MathJax-Span-185"/><text:span text:style-name="T3">2</text:span><text:bookmark text:name="MathJax-Span-186"/><text:span text:style-name="T3">6</text:span></text:p>
      <text:p text:style-name="Text_20_body">.</text:p>
      <text:h text:style-name="Heading_20_4" text:outline-level="4">Формат выходных данных</text:h>
      <text:p text:style-name="Text_20_body">В выходной файл нужно вывести символы в порядке, описанном в условии. 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athJax Main" svg:font-family="'MathJax Main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1T12:30:10.197808521</meta:creation-date>
    <meta:generator>LibreOffice/6.0.7.3$Linux_X86_64 LibreOffice_project/00m0$Build-3</meta:generator>
    <dc:date>2019-12-01T13:05:08.795527384</dc:date>
    <meta:editing-duration>PT39S</meta:editing-duration>
    <meta:editing-cycles>3</meta:editing-cycles>
    <meta:document-statistic meta:table-count="0" meta:image-count="0" meta:object-count="0" meta:page-count="1" meta:paragraph-count="7" meta:word-count="59" meta:character-count="385" meta:non-whitespace-character-count="332"/>
  </office:meta>
</office:document-meta>
</file>